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127959" officeooo:paragraph-rsid="00127959"/>
    </style:style>
    <style:style style:name="P2" style:family="paragraph" style:parent-style-name="Standard">
      <style:text-properties fo:language="es" fo:country="ES" officeooo:rsid="00133871" officeooo:paragraph-rsid="00133871"/>
    </style:style>
    <style:style style:name="P3" style:family="paragraph" style:parent-style-name="Standard">
      <style:text-properties fo:language="es" fo:country="ES" officeooo:rsid="00133871" officeooo:paragraph-rsid="00133871" fo:background-color="transparent"/>
    </style:style>
    <style:style style:name="P4" style:family="paragraph" style:parent-style-name="Standard">
      <style:text-properties fo:language="es" fo:country="ES" style:text-underline-style="none" officeooo:rsid="0014f9d2" officeooo:paragraph-rsid="0014f9d2" fo:background-color="#ffff00"/>
    </style:style>
    <style:style style:name="P5" style:family="paragraph" style:parent-style-name="Text_20_body">
      <style:text-properties style:text-underline-style="none" officeooo:rsid="000bbaf5" officeooo:paragraph-rsid="000bbaf5"/>
    </style:style>
    <style:style style:name="P6" style:family="paragraph" style:parent-style-name="Text_20_body">
      <style:text-properties style:text-underline-style="none" officeooo:rsid="000c9169" officeooo:paragraph-rsid="000c9169"/>
    </style:style>
    <style:style style:name="P7" style:family="paragraph" style:parent-style-name="Text_20_body">
      <style:text-properties style:text-underline-style="none" officeooo:rsid="0014f9d2" officeooo:paragraph-rsid="0014f9d2"/>
    </style:style>
    <style:style style:name="P8" style:family="paragraph" style:parent-style-name="Text_20_body">
      <style:text-properties style:text-underline-style="none" officeooo:rsid="0014f9d2" officeooo:paragraph-rsid="0014f9d2" fo:background-color="#ffff00"/>
    </style:style>
    <style:style style:name="P9" style:family="paragraph" style:parent-style-name="Text_20_body">
      <style:text-properties officeooo:paragraph-rsid="000bbaf5"/>
    </style:style>
    <style:style style:name="P10" style:family="paragraph" style:parent-style-name="Text_20_body" style:list-style-name="L1">
      <style:text-properties officeooo:rsid="000bbaf5" officeooo:paragraph-rsid="000bbaf5"/>
    </style:style>
    <style:style style:name="P11" style:family="paragraph" style:parent-style-name="Text_20_body">
      <style:text-properties officeooo:rsid="000c9169" officeooo:paragraph-rsid="000c9169"/>
    </style:style>
    <style:style style:name="P12" style:family="paragraph" style:parent-style-name="Text_20_body" style:list-style-name="L2">
      <style:text-properties officeooo:rsid="000c9169" officeooo:paragraph-rsid="000c9169"/>
    </style:style>
    <style:style style:name="P13" style:family="paragraph" style:parent-style-name="Text_20_body">
      <style:text-properties officeooo:rsid="000c9169" officeooo:paragraph-rsid="000d08bd"/>
    </style:style>
    <style:style style:name="P14" style:family="paragraph" style:parent-style-name="Text_20_body">
      <style:text-properties style:text-underline-style="solid" style:text-underline-width="auto" style:text-underline-color="font-color" officeooo:rsid="000c9169" officeooo:paragraph-rsid="000c9169"/>
    </style:style>
    <style:style style:name="P15" style:family="paragraph" style:parent-style-name="Text_20_body">
      <style:text-properties officeooo:paragraph-rsid="000c9169"/>
    </style:style>
    <style:style style:name="P16" style:family="paragraph" style:parent-style-name="Text_20_body">
      <style:text-properties officeooo:rsid="000d08bd" officeooo:paragraph-rsid="000d08bd"/>
    </style:style>
    <style:style style:name="P17" style:family="paragraph" style:parent-style-name="Text_20_body" style:list-style-name="L3">
      <style:text-properties officeooo:rsid="000d08bd" officeooo:paragraph-rsid="000d08bd"/>
    </style:style>
    <style:style style:name="P18" style:family="paragraph" style:parent-style-name="Text_20_body">
      <style:text-properties officeooo:paragraph-rsid="000d08bd"/>
    </style:style>
    <style:style style:name="P19" style:family="paragraph" style:parent-style-name="Text_20_body" style:list-style-name="L3">
      <style:text-properties officeooo:rsid="000ed4dd" officeooo:paragraph-rsid="000ed4dd"/>
    </style:style>
    <style:style style:name="P20" style:family="paragraph" style:parent-style-name="Text_20_body">
      <style:text-properties officeooo:rsid="000ed4dd" officeooo:paragraph-rsid="000ed4dd"/>
    </style:style>
    <style:style style:name="P21" style:family="paragraph" style:parent-style-name="Text_20_body">
      <style:text-properties officeooo:rsid="00127959" officeooo:paragraph-rsid="00127959"/>
    </style:style>
    <style:style style:name="P22" style:family="paragraph" style:parent-style-name="Text_20_body">
      <style:text-properties officeooo:rsid="0012c0be" officeooo:paragraph-rsid="0012c0be"/>
    </style:style>
    <style:style style:name="P23" style:family="paragraph" style:parent-style-name="Text_20_body">
      <style:text-properties officeooo:paragraph-rsid="0012c0be"/>
    </style:style>
    <style:style style:name="P24" style:family="paragraph" style:parent-style-name="Text_20_body">
      <style:text-properties officeooo:rsid="00133871" officeooo:paragraph-rsid="00133871"/>
    </style:style>
    <style:style style:name="P25" style:family="paragraph" style:parent-style-name="Text_20_body">
      <style:text-properties officeooo:rsid="00133871" officeooo:paragraph-rsid="00133871" fo:background-color="#ffff00"/>
    </style:style>
    <style:style style:name="P26" style:family="paragraph" style:parent-style-name="Text_20_body">
      <style:paragraph-properties fo:break-before="page"/>
      <style:text-properties style:text-underline-style="none" officeooo:rsid="000c9169" officeooo:paragraph-rsid="000c9169"/>
    </style:style>
    <style:style style:name="P27" style:family="paragraph" style:parent-style-name="Text_20_body">
      <style:paragraph-properties fo:break-before="page"/>
      <style:text-properties officeooo:rsid="00133871" officeooo:paragraph-rsid="00133871" fo:background-color="#ffff00"/>
    </style:style>
    <style:style style:name="P28" style:family="paragraph" style:parent-style-name="Title">
      <style:text-properties style:text-underline-style="solid" style:text-underline-width="auto" style:text-underline-color="font-color" officeooo:rsid="000bbaf5" officeooo:paragraph-rsid="000bbaf5"/>
    </style:style>
    <style:style style:name="P29" style:family="paragraph" style:parent-style-name="Title">
      <style:paragraph-properties fo:break-before="page"/>
      <style:text-properties style:text-underline-style="solid" style:text-underline-width="auto" style:text-underline-color="font-color" officeooo:rsid="000c9169" officeooo:paragraph-rsid="000c9169"/>
    </style:style>
    <style:style style:name="P30" style:family="paragraph" style:parent-style-name="Subtitle">
      <style:text-properties officeooo:rsid="000c9169" officeooo:paragraph-rsid="000c9169"/>
    </style:style>
    <style:style style:name="P31" style:family="paragraph" style:parent-style-name="Subtitle">
      <style:text-properties officeooo:rsid="000ed4dd" officeooo:paragraph-rsid="000ed4dd"/>
    </style:style>
    <style:style style:name="P32" style:family="paragraph" style:parent-style-name="Subtitle">
      <style:paragraph-properties fo:break-before="page"/>
    </style:style>
    <style:style style:name="P33" style:family="paragraph" style:parent-style-name="Subtitle">
      <style:paragraph-properties fo:break-before="page"/>
      <style:text-properties officeooo:rsid="000c9169" officeooo:paragraph-rsid="000c9169"/>
    </style:style>
    <style:style style:name="P34" style:family="paragraph" style:parent-style-name="Subtitle">
      <style:paragraph-properties fo:break-before="page"/>
      <style:text-properties officeooo:rsid="0012c0be" officeooo:paragraph-rsid="0012c0be"/>
    </style:style>
    <style:style style:name="T1" style:family="text">
      <style:text-properties style:text-underline-style="none"/>
    </style:style>
    <style:style style:name="T2" style:family="text">
      <style:text-properties style:text-underline-style="none" officeooo:rsid="000bbaf5"/>
    </style:style>
    <style:style style:name="T3" style:family="text">
      <style:text-properties style:text-underline-style="none" officeooo:rsid="000c9169"/>
    </style:style>
    <style:style style:name="T4" style:family="text">
      <style:text-properties officeooo:rsid="000c9169"/>
    </style:style>
    <style:style style:name="T5" style:family="text">
      <style:text-properties officeooo:rsid="000d08bd"/>
    </style:style>
    <style:style style:name="T6" style:family="text">
      <style:text-properties fo:color="#000000" style:font-name="DejaVu Sans Mono"/>
    </style:style>
    <style:style style:name="T7" style:family="text">
      <style:text-properties officeooo:rsid="00109652"/>
    </style:style>
    <style:style style:name="T8" style:family="text">
      <style:text-properties officeooo:rsid="0012c0be"/>
    </style:style>
    <style:style style:name="T9" style:family="text">
      <style:text-properties fo:language="es" fo:country="ES"/>
    </style:style>
    <style:style style:name="T10" style:family="text">
      <style:text-properties officeooo:rsid="00133871"/>
    </style:style>
    <style:style style:name="T11" style:family="text">
      <style:text-properties officeooo:rsid="0013b768"/>
    </style:style>
    <style:style style:name="T12" style:family="text">
      <style:text-properties fo:background-color="#ffff00" loext:char-shading-value="0"/>
    </style:style>
    <style:style style:name="T13" style:family="text">
      <style:text-properties officeooo:rsid="0013c1e6"/>
    </style:style>
    <style:style style:name="T14" style:family="text">
      <style:text-properties officeooo:rsid="001504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pplication fundamentals of Android</text:p>
      <text:p text:style-name="P5">Android usa Kotlin, C++ o Java. El entorno compila la aplicación a un archivo .sdk, que es usado como instalador. </text:p>
      <text:p text:style-name="P9"><text:span text:style-name="T2">Cada aplicación tiene su propio “security sandbox”, que tiene las politicas de seguridad:</text:span></text:p>
      <text:list xml:id="list3011636936225740925" text:style-name="L1">
        <text:list-item>
          <text:p text:style-name="P10"><text:span text:style-name="T1">Android es multiusuario, y cada app es un usuario diferente.</text:span></text:p>
        </text:list-item>
        <text:list-item>
          <text:p text:style-name="P10"><text:span text:style-name="T1">Por default, el sistema asigna a cada app un unico Linux ID (PID, Desconocido por la app) y solo da permisos de archivo al usuario asignado a cada app.</text:span></text:p>
        </text:list-item>
        <text:list-item>
          <text:p text:style-name="P10"><text:span text:style-name="T1">Cada proceso tiene su propia VM. Por lo que cada aplicación corre aislada del resto.</text:span></text:p>
        </text:list-item>
        <text:list-item>
          <text:p text:style-name="P10"><text:span text:style-name="T1">Por default, cada apliacion corre en su propio Linux process. </text:span><text:span text:style-name="T3">El sistema inicia un proceso cuando auna app necesita ser ejecutada, y luego lo finaliza cuando ya no lo necesita o en caso de recuperacion de memoria para otras apps.</text:span><text:span text:style-name="T1"><text:tab/> </text:span></text:p>
        </text:list-item>
      </text:list>
      <text:p text:style-name="P5"><text:s/><text:span text:style-name="T4">Android utiliza en principio de Least Privilage: cada app, por default, tiene acceso solo a los componentes que requiere para hacer su trabajo, no mas.</text:span></text:p>
      <text:p text:style-name="P6">Una app puede solicitar permisos al sistema.</text:p>
      <text:p text:style-name="P7">Un aspecto unico de Android: Cualquier app puede iniciar el componente de otra app.</text:p>
      <text:p text:style-name="P7"># Para capturar una foto, en lugar de crear una activity que lo permita, se usa una ya creada e mantenida. De esta menera, se inicia la activity de tu app directamente en la aplicación de la camara que captura la foto. Al <text:span text:style-name="T14">terminar, la foto se devuelve a su aplicación. Para el usuario, parece que la camara es parte de su aplicación.</text:span></text:p>
      <text:p text:style-name="P7">– <text:span text:style-name="T14">SIN ENTENDER ------------------------------------------------------------------</text:span></text:p>
      <text:p text:style-name="P4"><text:bookmark text:name="result_box3"/>Cuando el sistema inicia un componente, inicia el proceso para esa aplicación si aún no se está ejecutando y crea las clases necesarias para el componente. Por ejemplo, si su aplicación inicia la actividad en la aplicación de la cámara que captura una foto, esa actividad se ejecuta en el proceso que pertenece a la aplicación de la cámara, no en el proceso de su aplicación. Por lo tanto, a diferencia de las aplicaciones en la mayoría de los otros sistemas, las aplicaciones de Android no tienen un solo punto de entrada (no hay una función main ()).<text:line-break/><text:line-break/>Debido a que el sistema ejecuta cada aplicación en un proceso separado con permisos de archivo que restringen el acceso a otras aplicaciones, su aplicación no puede activar directamente un componente desde otra aplicación. Sin embargo, el sistema Android puede. Para activar un componente en otra aplicación, envíe un mensaje al sistema que especifique su intención de iniciar un componente en particular. El sistema luego activa el componente por usted.</text:p>
      <text:p text:style-name="P8"/>
      <text:p text:style-name="Title"/>
      <text:p text:style-name="P29">Componentes de la aplicación</text:p>
      <text:p text:style-name="P14"/>
      <text:p text:style-name="P15"><text:span text:style-name="T3">Son los bloque esenciales de una aplicación. Cada componente es un punto de entrada a traves del cual el sistema o el usuario puede entrar a la app. Algunos componentes dependen de otros.</text:span></text:p>
      <text:list xml:id="list72174152897336323" text:style-name="L2">
        <text:list-item>
          <text:p text:style-name="P12"><text:span text:style-name="T1">Activities</text:span></text:p>
        </text:list-item>
        <text:list-item>
          <text:p text:style-name="P12"><text:span text:style-name="T1">Services</text:span></text:p>
        </text:list-item>
        <text:list-item>
          <text:p text:style-name="P12"><text:span text:style-name="T1">Broadcadst receivers</text:span></text:p>
        </text:list-item>
        <text:list-item>
          <text:p text:style-name="P12"><text:span text:style-name="T1">Content providers</text:span></text:p>
        </text:list-item>
      </text:list>
      <text:p text:style-name="P11"><text:span text:style-name="T1">Cada uno tiene su ciclo de vida y define como es creado y destruido.</text:span></text:p>
      <text:p text:style-name="P30"/>
      <text:p text:style-name="P33">Activity</text:p>
      <text:p text:style-name="P18"><text:span text:style-name="T4">Es un punto de entrada de interacción con el usuario. Representa una unica pantalla con una interfaz de usuario. Todas las activities creadas heredan de la clase </text:span><text:span text:style-name="T6">AppCompatActivity.</text:span></text:p>
      <text:p text:style-name="P16"># Una app de mail, tiene una para envir un mail, otra para visualizarlos y otra para escribir uno.</text:p>
      <text:p text:style-name="P13"><text:span text:style-name="T5">Aunque las activities trabajan juntas para firmar una experiencia de usuario cohesiva, cada una es INDEPENDIENTE DE LA OTRA. </text:span></text:p>
      <text:p text:style-name="P16"># Una aplicación de la camara puede iniciar una activity de una aplicación de mails para crear un mail y compartir la foto.</text:p>
      <text:p text:style-name="P16">Una activity facilita los siguentes “key interactions” <text:s/>entre el sistema y la app:</text:p>
      <text:list xml:id="list8673432001486325362" text:style-name="L3">
        <text:list-item>
          <text:p text:style-name="P17">Seguir lo que el usuario actual necesita para asegurar que el sistema mantenga corriendo el proceso soportando(hosting) la activity.</text:p>
        </text:list-item>
        <text:list-item>
          <text:p text:style-name="P17">Mantener procesos con activites ya detenidas, que el usuario podria volver a usar.</text:p>
        </text:list-item>
        <text:list-item>
          <text:p text:style-name="P19">Ayudar a la app a controlas sus procesos para que el usuario puede volver a las activities con su estado anterior.</text:p>
        </text:list-item>
        <text:list-item>
          <text:p text:style-name="P19">Proporcionar un “camino” para que las apps implementen flujos de usuarios entre si. # Al hacer un COMPARTIR en una whatsapp.</text:p>
          <text:p text:style-name="P19"/>
        </text:list-item>
      </text:list>
      <text:list xml:id="list14930086818176" text:continue-list="list72174152897336323" text:style-name="L2">
        <text:list-header>
          <text:p text:style-name="P12"><text:span text:style-name="T1"/></text:p>
        </text:list-header>
      </text:list>
      <text:p text:style-name="P6"/>
      <text:p text:style-name="P26"/>
      <text:p text:style-name="P31">Servicios</text:p>
      <text:p text:style-name="P20">Es un punto de entrada de proposito general para mantener una app corriendo en segundo plano por todo tipo de razones. Corre en segundo plano para relizar acciones de larga ejecucion o para realizar trabajos para procesos remotos. # Un servicio puede reproducir musica mientras el usuario hace otra cosa, o recuperar los datos desde la red sin que el usuario salga de su activity.</text:p>
      <text:p text:style-name="P20">Otro componente, como una Activity, puede iniciar un servicio y dejarlo <text:span text:style-name="T7">o unirse a el para interactuar con el.</text:span></text:p>
      <text:p text:style-name="P21">Actualmente, hay 2 tipos de servicios que dicen al sistema como administrar la app:</text:p>
      <text:p text:style-name="P21">1 Los INICIADOS, que le dicen al sistema que los mantenga funcionando. # Sincronizar datos y reproducir musica aun cuando se cerro la app.</text:p>
      <text:p text:style-name="P21">Estos, representan dos motivos diferentes de servicios iniciados:</text:p>
      <text:p text:style-name="P21"><text:tab/>- La reproduccion de musica es algo que el usuario conoce, por lo que el sistema prioriza el funcionamiento del proceso que mantiene el servicio.</text:p>
      <text:p text:style-name="P21"><text:tab/>- Un servicio en segundo plano regular no es algo que el usuario conozca, por lo que el sistema tiene mas libertades. Puede permitir que se elimine si necesita RAM para cosas mas inmediatas al usuario.</text:p>
      <text:p text:style-name="P21">2 Los ENLAZADOS, que corren porque alguna app o el sistema solicito su uso. <text:span text:style-name="T8">Basicamente, proveen una API para otro proceso. Ademas, si A esta priorizado por el usuario, y A necesita de B para funcionar, B tambien pasa a tener prioridad. Por ello, se puede decir que los servicios son un BLOQUE DE CONSTRUCCION para todo tipo de conceptos del sistema.</text:span></text:p>
      <text:p text:style-name="P23"><text:span text:style-name="T8"># </text:span><text:bookmark text:name="result_box"/><text:span text:style-name="T9">Los fondos de pantalla en vivo, los oyentes de notificación, los protectores de pantalla, los métodos de entrada, los servicios de accesibilidad y muchas otras características del sistema principal están construidos como servicios que las aplicaciones implementan y el sistema se une cuando deberían estar en ejecución.<text:tab/></text:span></text:p>
      <text:p text:style-name="P34">Broadcast receivers (Receptor de difusion)</text:p>
      <text:p text:style-name="P22">Permite al sistema entregar eventos a la app fuera del flujo regular del usuario, permitiendo a la app responder a los mensajes de difusion de todo el sistema. <text:span text:style-name="T10">Estas transmiciones tambien se pueden entregar a apps que no estan corriendo, entonces, por ejemplo, una app puede programas una alarma para publicar una notificación para informar al usuario sobre un evento proximo, y al entregar esa alarma a un BroadcastReceiver de la app, no es necesario que la app este abierta.</text:span></text:p>
      <text:p text:style-name="P1"><text:bookmark text:name="result_box1"/>Muchas transmisiones se originan en el sistema, por ejemplo, una transmisión que anuncia que la pantalla se ha apagado, la batería está baja o se capturó una imagen. </text:p>
      <text:p text:style-name="P21"/>
      <text:p text:style-name="P32"><text:tab/><text:tab/><text:span text:style-name="T10">Content providers</text:span></text:p>
      <text:p text:style-name="P24">Maneja un conjunto compartido de datos de la app que se peude guardar en el file system,una SQLite darabase, la web o otro almacenamiento persistente que tu app tiene acceso.</text:p>
      <text:p text:style-name="P24">Con el ContentProvider, otras apps pueden consultar o modificar datos, si este lo permite.</text:p>
      <text:p text:style-name="P24"># Android provee un Content para <text:s/>para manejar los contactos. Entonces, cualquier app con los permisos necesarios puede <text:span text:style-name="T11">consultar el content, como un ContactsContract.Data, para leer o escribir informacion sobre una persona en particular.</text:span></text:p>
      <text:p text:style-name="P24"/>
      <text:p text:style-name="P24">------------- <text:span text:style-name="T13">SIN ENTENDER: URI – ELEMENTO DE SEGURIDAD DE GRANO FINO</text:span></text:p>
      <text:p text:style-name="P2"><text:bookmark text:name="result_box2"/><text:span text:style-name="T12">Es tentador pensar en un proveedor de contenido como una abstracción en una base de datos, porque hay una gran cantidad de API y soporte integrado en ellos para ese caso común. Sin embargo, tienen un objetivo central diferente desde una perspectiva de diseño del sistema. Para el sistema, un proveedor de contenido es un punto de entrada a una aplicación para publicar elementos de datos con nombre, identificados por un esquema de URI. Por lo tanto, una aplicación puede decidir cómo desea mapear los datos que contiene a un espacio de nombres de URI, entregando esos URI a otras entidades que a su vez pueden utilizarlos para acceder a los datos. Hay algunas cosas particulares que esto le permite al sistema hacer en la administración de una aplicación:<text:line-break/></text:span><text:line-break/><text:span text:style-name="T12">        La asignación de un URI no requiere que la aplicación siga ejecutándose, por lo que los URI pueden persistir después de que sus aplicaciones propietarias hayan salido. El sistema solo necesita asegurarse de que una aplicación propietaria todavía se esté ejecutando cuando tenga que recuperar los datos de la aplicación del URI correspondiente.<text:line-break/>        Estos URI también proporcionan un importante modelo de seguridad de grano fino. Por ejemplo, una aplicación puede colocar el URI para una imagen que tiene en el portapapeles, pero deja su proveedor de contenido bloqueado para que otras aplicaciones no puedan acceder libremente. Cuando una segunda aplicación intenta acceder a ese URI en el portapapeles, el sistema puede permitir que esa aplicación acceda a los datos mediante una concesión de permiso URI temporal para que se le permita acceder a los datos solo detrás de ese URI, pero nada más en la segunda aplicación .</text:span></text:p>
      <text:p text:style-name="P2"><text:span text:style-name="T12"/></text:p>
      <text:p text:style-name="P3">-----------------------------------------------------------------------------------------------------</text:p>
      <text:p text:style-name="P25"/>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9:49:50.710674654</meta:creation-date>
    <dc:date>2018-05-11T01:49:28.180117730</dc:date>
    <meta:editing-duration>PT2H45M24S</meta:editing-duration>
    <meta:editing-cycles>4</meta:editing-cycles>
    <meta:generator>LibreOffice/5.1.6.2$Linux_X86_64 LibreOffice_project/10m0$Build-2</meta:generator>
    <meta:document-statistic meta:table-count="0" meta:image-count="0" meta:object-count="0" meta:page-count="7" meta:paragraph-count="52" meta:word-count="1442" meta:character-count="8756" meta:non-whitespace-character-count="7345"/>
  </office:meta>
</office:document-meta>
</file>